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12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I46:items.J46 items.G43:items.H46 items.G41:items.G44 items.I45:items.I45 items.G59:items.G60 items.G65:items.G66 items.I65:items.I66 items.G13:items.J14 items.G9:items.G12 items.G131:items.G13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6"/>
        <table:table-column table:style-name="co26" table:number-columns-repeated="77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A0Fbrn484D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45" office:value-type="string" calcext:value-type="string">
            <text:p>whi080Dbrn484D</text:p>
          </table:table-cell>
          <table:table-cell table:style-name="ce45" office:value-type="string" calcext:value-type="string">
            <text:p>whi080Dblu9A9F</text:p>
          </table:table-cell>
          <table:table-cell table:style-name="ce45" office:value-type="string" calcext:value-type="string">
            <text:p>whi080DbluC6CB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519" office:value-type="string" calcext:value-type="string">
            <text:p>1C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520" office:value-type="string" calcext:value-type="string">
            <text:p>1D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7" table:style-name="ce378" office:value-type="string" calcext:value-type="string">
            <text:p>0A</text:p>
          </table:table-cell>
          <table:table-cell table:number-columns-repeated="9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7" table:style-name="ce379" office:value-type="string" calcext:value-type="string">
            <text:p>0B</text:p>
          </table:table-cell>
          <table:table-cell table:number-columns-repeated="9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7" table:style-name="ce380" office:value-type="string" calcext:value-type="string">
            <text:p>0C</text:p>
          </table:table-cell>
          <table:table-cell table:number-columns-repeated="9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1" office:value-type="string" calcext:value-type="string">
            <text:p>0D</text:p>
          </table:table-cell>
          <table:table-cell table:number-columns-repeated="9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2" office:value-type="string" calcext:value-type="string">
            <text:p>0E</text:p>
          </table:table-cell>
          <table:table-cell table:number-columns-repeated="9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3" office:value-type="string" calcext:value-type="string">
            <text:p>0F</text:p>
          </table:table-cell>
          <table:table-cell table:number-columns-repeated="9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number-columns-repeated="2" table:style-name="ce474" office:value-type="string" calcext:value-type="string">
            <text:p>B3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number-columns-repeated="2" table:style-name="ce475" office:value-type="string" calcext:value-type="string">
            <text:p>B4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A0Fbrn484D" calcext:value-type="string">
            <text:p>whi0A0Fbrn484D</text:p>
          </table:table-cell>
          <table:table-cell table:style-name="ce384" table:formula="of:=[.AU1]" office:value-type="string" office:string-value="whi080Dbla0106" calcext:value-type="string">
            <text:p>whi080Dbla0106</text:p>
          </table:table-cell>
          <table:table-cell table:style-name="ce384" table:formula="of:=[.AV1]" office:value-type="string" office:string-value="whi080Dbla0308" calcext:value-type="string">
            <text:p>whi080Dbla0308</text:p>
          </table:table-cell>
          <table:table-cell table:style-name="ce384" table:formula="of:=[.AW1]" office:value-type="string" office:string-value="whi080Dbla050A" calcext:value-type="string">
            <text:p>whi080Dbla050A</text:p>
          </table:table-cell>
          <table:table-cell table:style-name="ce384" table:formula="of:=[.AX1]" office:value-type="string" office:string-value="whi080Dbrn686D" calcext:value-type="string">
            <text:p>whi080Dbrn686D</text:p>
          </table:table-cell>
          <table:table-cell table:style-name="ce384" table:formula="of:=[.AY1]" office:value-type="string" office:string-value="whi080Dbrn2025" calcext:value-type="string">
            <text:p>whi080Dbrn2025</text:p>
          </table:table-cell>
          <table:table-cell table:style-name="ce384" table:formula="of:=[.AZ1]" office:value-type="string" office:string-value="whi080Dbrn2227" calcext:value-type="string">
            <text:p>whi080Dbrn2227</text:p>
          </table:table-cell>
          <table:table-cell table:style-name="ce384" table:formula="of:=[.BA1]" office:value-type="string" office:string-value="whi080Dbrn484D" calcext:value-type="string">
            <text:p>whi080Dbrn484D</text:p>
          </table:table-cell>
          <table:table-cell table:style-name="ce384" table:formula="of:=[.BB1]" office:value-type="string" office:string-value="whi080Dblu9A9F" calcext:value-type="string">
            <text:p>whi080Dblu9A9F</text:p>
          </table:table-cell>
          <table:table-cell table:style-name="ce384" table:formula="of:=[.BC1]" office:value-type="string" office:string-value="whi080DbluC6CB" calcext:value-type="string">
            <text:p>whi080DbluC6CB</text:p>
          </table:table-cell>
          <table:table-cell table:style-name="ce384" table:formula="of:=[.BD1]" office:value-type="string" office:string-value="sil1116bla0106" calcext:value-type="string">
            <text:p>sil1116bla0106</text:p>
          </table:table-cell>
          <table:table-cell table:style-name="ce384" table:formula="of:=[.BE1]" office:value-type="string" office:string-value="sil1116bla0308" calcext:value-type="string">
            <text:p>sil1116bla0308</text:p>
          </table:table-cell>
          <table:table-cell table:style-name="ce384" table:formula="of:=[.BF1]" office:value-type="string" office:string-value="sil1116bla050A" calcext:value-type="string">
            <text:p>sil1116bla050A</text:p>
          </table:table-cell>
          <table:table-cell table:style-name="ce384" table:formula="of:=[.BG1]" office:value-type="string" office:string-value="sil1116brn686D" calcext:value-type="string">
            <text:p>sil1116brn686D</text:p>
          </table:table-cell>
          <table:table-cell table:style-name="ce384" table:formula="of:=[.BH1]" office:value-type="string" office:string-value="sil1116brn2025" calcext:value-type="string">
            <text:p>sil1116brn2025</text:p>
          </table:table-cell>
          <table:table-cell table:style-name="ce384" table:formula="of:=[.BI1]" office:value-type="string" office:string-value="sil1116brn2227" calcext:value-type="string">
            <text:p>sil1116brn2227</text:p>
          </table:table-cell>
          <table:table-cell table:style-name="ce384" table:formula="of:=[.BJ1]" office:value-type="string" office:string-value="sil1116pea7378" calcext:value-type="string">
            <text:p>sil1116pea7378</text:p>
          </table:table-cell>
          <table:table-cell table:style-name="ce384" table:formula="of:=[.BK1]" office:value-type="string" office:string-value="sil1116mar292E" calcext:value-type="string">
            <text:p>sil1116mar292E</text:p>
          </table:table-cell>
          <table:table-cell table:style-name="ce384" table:formula="of:=[.BL1]" office:value-type="string" office:string-value="sil1116pea595E" calcext:value-type="string">
            <text:p>sil1116pea595E</text:p>
          </table:table-cell>
          <table:table-cell table:style-name="ce384" table:formula="of:=[.BM1]" office:value-type="string" office:string-value="brn2025bla0106" calcext:value-type="string">
            <text:p>brn2025bla0106</text:p>
          </table:table-cell>
          <table:table-cell table:style-name="ce384" table:formula="of:=[.BN1]" office:value-type="string" office:string-value="brn2025bla0308" calcext:value-type="string">
            <text:p>brn2025bla0308</text:p>
          </table:table-cell>
          <table:table-cell table:style-name="ce384" table:formula="of:=[.BO1]" office:value-type="string" office:string-value="brn2025bla050A" calcext:value-type="string">
            <text:p>brn2025bla050A</text:p>
          </table:table-cell>
          <table:table-cell table:style-name="ce384" table:formula="of:=[.BP1]" office:value-type="string" office:string-value="brn2025gry090E" calcext:value-type="string">
            <text:p>brn2025gry090E</text:p>
          </table:table-cell>
          <table:table-cell table:style-name="ce384" table:formula="of:=[.BQ1]" office:value-type="string" office:string-value="brn2025whi0A0F" calcext:value-type="string">
            <text:p>brn2025whi0A0F</text:p>
          </table:table-cell>
          <table:table-cell table:style-name="ce384" table:formula="of:=[.BR1]" office:value-type="string" office:string-value="brn2025sil1116" calcext:value-type="string">
            <text:p>brn2025sil1116</text:p>
          </table:table-cell>
          <table:table-cell table:style-name="ce384" table:formula="of:=[.BS1]" office:value-type="string" office:string-value="brn2025brn686D" calcext:value-type="string">
            <text:p>brn2025brn686D</text:p>
          </table:table-cell>
          <table:table-cell table:style-name="ce384" table:formula="of:=[.BT1]" office:value-type="string" office:string-value="brn2025brn2227" calcext:value-type="string">
            <text:p>brn2025brn2227</text:p>
          </table:table-cell>
          <table:table-cell table:style-name="ce384" table:formula="of:=[.BU1]" office:value-type="string" office:string-value="brn2025brn484D" calcext:value-type="string">
            <text:p>brn2025brn484D</text:p>
          </table:table-cell>
          <table:table-cell table:style-name="ce384" table:formula="of:=[.BV1]" office:value-type="string" office:string-value="brn2025mau8186" calcext:value-type="string">
            <text:p>brn2025mau8186</text:p>
          </table:table-cell>
          <table:table-cell table:style-name="ce384" table:formula="of:=[.BW1]" office:value-type="string" office:string-value="brn2227bla0106" calcext:value-type="string">
            <text:p>brn2227bla0106</text:p>
          </table:table-cell>
          <table:table-cell table:style-name="ce384" table:formula="of:=[.BX1]" office:value-type="string" office:string-value="brn2227bla0308" calcext:value-type="string">
            <text:p>brn2227bla0308</text:p>
          </table:table-cell>
          <table:table-cell table:style-name="ce384" table:formula="of:=[.BY1]" office:value-type="string" office:string-value="brn2227bla050A" calcext:value-type="string">
            <text:p>brn2227bla050A</text:p>
          </table:table-cell>
          <table:table-cell table:style-name="ce384" table:formula="of:=[.BZ1]" office:value-type="string" office:string-value="brn2227gry090E" calcext:value-type="string">
            <text:p>brn2227gry090E</text:p>
          </table:table-cell>
          <table:table-cell table:style-name="ce384" table:formula="of:=[.CA1]" office:value-type="string" office:string-value="brn2227whi0A0F" calcext:value-type="string">
            <text:p>brn2227whi0A0F</text:p>
          </table:table-cell>
          <table:table-cell table:style-name="ce384" table:formula="of:=[.CB1]" office:value-type="string" office:string-value="brn2227sil1116" calcext:value-type="string">
            <text:p>brn2227sil1116</text:p>
          </table:table-cell>
          <table:table-cell table:style-name="ce384" table:formula="of:=[.CC1]" office:value-type="string" office:string-value="brn2227brn686D" calcext:value-type="string">
            <text:p>brn2227brn686D</text:p>
          </table:table-cell>
          <table:table-cell table:style-name="ce384" table:formula="of:=[.CD1]" office:value-type="string" office:string-value="brn2227brn2025" calcext:value-type="string">
            <text:p>brn2227brn2025</text:p>
          </table:table-cell>
          <table:table-cell table:style-name="ce384" table:formula="of:=[.CE1]" office:value-type="string" office:string-value="brn2227rbrn484D" calcext:value-type="string">
            <text:p>brn2227rbrn484D</text:p>
          </table:table-cell>
          <table:table-cell table:style-name="ce384" table:formula="of:=[.CF1]" office:value-type="string" office:string-value="brn2227mau8186" calcext:value-type="string">
            <text:p>brn2227mau8186</text:p>
          </table:table-cell>
          <table:table-cell table:style-name="ce384" table:formula="of:=[.CG1]" office:value-type="string" office:string-value="mau8186brn2025" calcext:value-type="string">
            <text:p>mau8186brn2025</text:p>
          </table:table-cell>
          <table:table-cell table:style-name="ce384" table:formula="of:=[.CH1]" office:value-type="string" office:string-value="mau8186brn2227" calcext:value-type="string">
            <text:p>mau8186brn2227</text:p>
          </table:table-cell>
          <table:table-cell table:style-name="ce384" table:formula="of:=[.CI1]" office:value-type="string" office:string-value="mar484Dbla0106" calcext:value-type="string">
            <text:p>mar484Dbla0106</text:p>
          </table:table-cell>
          <table:table-cell table:style-name="ce384" table:formula="of:=[.CJ1]" office:value-type="string" office:string-value="mar484Dbrn2025" calcext:value-type="string">
            <text:p>mar484Dbrn2025</text:p>
          </table:table-cell>
          <table:table-cell table:style-name="ce384" table:formula="of:=[.CK1]" office:value-type="string" office:string-value="mar484Dbrn2227" calcext:value-type="string">
            <text:p>mar484Dbrn2227</text:p>
          </table:table-cell>
          <table:table-cell table:style-name="ce384" table:formula="of:=[.CL1]" office:value-type="string" office:string-value="mau8186brn3035" calcext:value-type="string">
            <text:p>mau8186brn3035</text:p>
          </table:table-cell>
          <table:table-cell table:style-name="ce384" table:formula="of:=[.CM1]" office:value-type="string" office:string-value="mau8186brn3237" calcext:value-type="string">
            <text:p>mau8186brn3237</text:p>
          </table:table-cell>
          <table:table-cell table:style-name="ce384" table:formula="of:=[.CN1]" office:value-type="string" office:string-value="mau8186brn3439" calcext:value-type="string">
            <text:p>mau8186brn3439</text:p>
          </table:table-cell>
          <table:table-cell table:style-name="ce384" table:formula="of:=[.CO1]" office:value-type="string" office:string-value="mau8186brn3641" calcext:value-type="string">
            <text:p>mau8186brn3641</text:p>
          </table:table-cell>
          <table:table-cell table:style-name="ce384" table:formula="of:=[.CP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3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1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01">
          <table:table-cell table:number-columns-repeated="16371"/>
        </table:table-row>
        <table:table-row table:style-name="ro1">
          <table:table-cell table:number-columns-repeated="16371"/>
        </table:table-row>
        <calcext:conditional-formats>
          <calcext:conditional-format calcext:target-range-address="colours.A175:colours.XFD1048576 colours.B99:colours.O99 colours.C82:colours.O98 colours.C104:colours.D115 colours.B172:colours.Q173 colours.S147:colours.X172 colours.B115:colours.B118 colours.R146:colours.X146 colours.AN21:colours.AQ21 colours.AS21:colours.XFD21 colours.Z146:colours.AA146 colours.AF21:colours.AM22 colours.AN22:colours.XFD22 colours.CM127:colours.XFD129 colours.R173:colours.X173 colours.S112:colours.Y119 colours.S140:colours.X145 colours.S121:colours.Y123 colours.Z173:colours.AB173 colours.R120:colours.AB120 colours.R127:colours.AB127 colours.CQ130:colours.XFD174 colours.CI127:colours.CL132 colours.CQ23:colours.XFD126 colours.CI125:colours.CP126 colours.R124:colours.AB125 colours.R126:colours.AD126 colours.S66:colours.Y68 colours.S21:colours.Y43 colours.S45:colours.Y45 colours.E103:colours.Q115 colours.S128:colours.Y132 colours.CM130:colours.CP132 colours.S103:colours.Y110 colours.S134:colours.Y138 colours.C116:colours.Q171 colours.A21:colours.A56 colours.S47:colours.Y47 colours.Y140:colours.Y173 colours.Z144:colours.AE144 colours.S82:colours.Y83 colours.C66:colours.Q69 colours.B174:colours.AB174 colours.P22:colours.Q63 colours.S49:colours.Y63 colours.C21:colours.O63 colours.C71:colours.Q79 colours.S71:colours.Y79 colours.AF112:colours.CP119 colours.AF140:colours.CP172 colours.AF121:colours.CP123 colours.AE120:colours.CP120 colours.AE125:colours.CH127 colours.AE173:colours.CP174 colours.AC124:colours.CP124 colours.R69:colours.CP69 colours.AF23:colours.CP43 colours.R44:colours.CP44 colours.AF45:colours.CP45 colours.R46:colours.CP46 colours.AF128:colours.CH132 colours.R133:colours.CP133 colours.AF103:colours.CP110 colours.R111:colours.CP111 colours.AF134:colours.CP138 colours.R139:colours.CP139 colours.AF47:colours.CP47 colours.R48:colours.CP48 colours.R84:colours.CP85 colours.C70:colours.CP70 colours.AF49:colours.CP63 colours.AF66:colours.CP68 colours.C64:colours.CP65 colours.AF71:colours.CP79 colours.AF82:colours.CP83 colours.C80:colours.CP81 colours.C100:colours.D103 colours.S86:colours.Y101 colours.P82:colours.Q102 colours.AF86:colours.CP101 colours.E100:colours.O102 colours.R102:colours.CP102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47:colours.Y172 colours.V145:colours.Y145 colours.T22:colours.Y22 colours.Y121:colours.Y123 colours.T147:colours.U172 colours.T140:colours.U145 colours.T112:colours.U119 colours.Y112:colours.Y119 colours.T121:colours.U123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7:colours.X97 colours.V99:colours.X99 colours.V101:colours.X101 colours.V104:colours.X104 colours.V106:colours.X106 colours.V108:colours.X108 colours.V110:colours.X110 colours.V113:colours.X113 colours.V115:colours.X115 colours.V117:colours.X117 colours.V119:colours.X119 colours.V121:colours.X121 colours.V123:colours.X123 colours.V127:colours.X127 colours.V129:colours.X129 colours.V131:colours.X131 colours.V134:colours.X134 colours.V136:colours.X136 colours.V138:colours.X138 colours.V141:colours.X141 colours.V143:colours.X143 colours.V147:colours.X147 colours.V149:colours.X149 colours.V151:colours.X151 colours.V153:colours.X153 colours.V155:colours.X155 colours.V157:colours.X157 colours.V159:colours.X159 colours.V161:colours.X161 colours.V163:colours.X163 colours.V165:colours.X165 colours.V167:colours.X167 colours.V169:colours.X169 colours.V171:colours.X171 colours.V173:colours.X174 colours.T66:colours.U68 colours.Y66:colours.Y68 colours.T23:colours.U43 colours.Y23:colours.Y43 colours.Y128:colours.Y132 colours.T128:colours.U132 colours.T103:colours.U110 colours.Y103:colours.Y110 colours.Y134:colours.Y138 colours.T134:colours.U138 colours.T47:colours.U47 colours.Y47:colours.Y47 colours.Y140:colours.Y143 colours.T82:colours.U83 colours.Y82:colours.Y83 colours.T49:colours.U63 colours.Y49:colours.Y63 colours.T71:colours.U79 colours.Y71:colours.Y79 colours.T86:colours.U101 colours.Y86:colours.Y101">
            <calcext:condition calcext:apply-style-name="ConditionalStyle_10" calcext:value="&gt;0" calcext:base-cell-address="colours.T22"/>
          </calcext:conditional-format>
          <calcext:conditional-format calcext:target-range-address="colours.R147:colours.R172 colours.Z147:colours.AA172 colours.R140:colours.R145 colours.Z145:colours.AA145 colours.R112:colours.R119 colours.Z112:colours.AA119 colours.R121:colours.R123 colours.Z121:colours.AA123 colours.R66:colours.R68 colours.Z66:colours.AA68 colours.R21:colours.R43 colours.Z21:colours.AA43 colours.R45:colours.R45 colours.Z45:colours.AA45 colours.R128:colours.R132 colours.Z128:colours.AA132 colours.R103:colours.R110 colours.Z103:colours.AA110 colours.R134:colours.R138 colours.Z134:colours.AA138 colours.R47:colours.R47 colours.Z47:colours.AA47 colours.Z140:colours.AA143 colours.R82:colours.R83 colours.Z82:colours.AA83 colours.R49:colours.R63 colours.Z49:colours.AA63 colours.R71:colours.R79 colours.Z71:colours.AA79 colours.R86:colours.R101 colours.Z86:colours.AA101">
            <calcext:condition calcext:apply-style-name="ConditionalStyle_10" calcext:value="&gt;0" calcext:base-cell-address="colours.R21"/>
          </calcext:conditional-format>
          <calcext:conditional-format calcext:target-range-address="colours.A57:colours.A174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45:colours.AE172 colours.AB112:colours.AE119 colours.AE121:colours.AE123 colours.AB145:colours.AB172 colours.AB121:colours.AB123 colours.AC145:colours.AD174 colours.AC120:colours.AD123 colours.AC125:colours.AD125 colours.AB66:colours.AE68 colours.AB21:colours.AE43 colours.AB45:colours.AE45 colours.AE128:colours.AE132 colours.AB128:colours.AB132 colours.AC127:colours.AD132 colours.AB103:colours.AE110 colours.AB134:colours.AE138 colours.AB47:colours.AE47 colours.AB140:colours.AE143 colours.AB82:colours.AE83 colours.AB49:colours.AE63 colours.AB71:colours.AE79 colours.AB86:colours.AE101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office:forms form:automatic-focus="false" form:apply-design-mode="false"/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Script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6" calcext:value-type="float">
            <text:p>106</text:p>
          </table:table-cell>
          <table:table-cell table:formula="of:=[.C4]/SUM([.$C:.$C])" office:value-type="percentage" office:value="0.736111111111111" calcext:value-type="percentage">
            <text:p>73.61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7" calcext:value-type="float">
            <text:p>37</text:p>
          </table:table-cell>
          <table:table-cell table:formula="of:=[.C5]/SUM([.$C:.$C])" office:value-type="percentage" office:value="0.256944444444444" calcext:value-type="percentage">
            <text:p>25.69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P1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0-09T17:50:24.921780573</dc:date>
    <meta:editing-cycles>1319</meta:editing-cycles>
    <meta:editing-duration>P142DT19H45M33S</meta:editing-duration>
    <meta:generator>LibreOffice/25.2.6.2$Linux_X86_64 LibreOffice_project/520$Build-2</meta:generator>
    <meta:document-statistic meta:table-count="10" meta:cell-count="22311" meta:object-count="0"/>
    <meta:user-defined meta:name="AppVersion">15.0000</meta:user-defined>
  </office:meta>
</office:document-meta>
</file>